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officeooo:rsid="0008904b" officeooo:paragraph-rsid="0008904b" style:font-size-asian="12.25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officeooo:rsid="0009000f" officeooo:paragraph-rsid="0009000f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4pt" fo:font-weight="normal" officeooo:rsid="0008904b" officeooo:paragraph-rsid="0009000f" style:font-size-asian="12.25pt" style:font-weight-asian="normal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font-weight="normal" officeooo:rsid="0010d4ec" officeooo:paragraph-rsid="0010d4ec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4pt" fo:font-weight="normal" officeooo:rsid="0009000f" officeooo:paragraph-rsid="0009000f" style:font-size-asian="12.25pt" style:font-weight-asian="normal" style:font-size-complex="14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4pt" fo:font-weight="normal" officeooo:rsid="0009000f" officeooo:paragraph-rsid="00095b7d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fo:font-size="14pt" fo:font-weight="normal" officeooo:rsid="0009f372" officeooo:paragraph-rsid="00095b7d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normal" officeooo:rsid="000a0260" officeooo:paragraph-rsid="000e0369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4pt" fo:font-weight="normal" officeooo:rsid="000a0260" officeooo:paragraph-rsid="0013e7fb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4pt" fo:font-weight="normal" officeooo:rsid="000e0369" officeooo:paragraph-rsid="000e0369" style:font-size-asian="12.25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fo:font-weight="normal" officeooo:rsid="001064f5" officeooo:paragraph-rsid="001064f5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font-weight="normal" officeooo:rsid="0010afac" officeooo:paragraph-rsid="0010afac" style:font-size-asian="12.25pt" style:font-weight-asian="normal" style:font-size-complex="14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officeooo:paragraph-rsid="00095b7d"/>
    </style:style>
    <style:style style:name="P14" style:family="paragraph" style:parent-style-name="Text_20_body">
      <style:paragraph-properties fo:text-align="start" style:justify-single-word="false"/>
      <style:text-properties officeooo:paragraph-rsid="000c0cd7"/>
    </style:style>
    <style:style style:name="P15" style:family="paragraph" style:parent-style-name="Text_20_body">
      <style:paragraph-properties fo:text-align="start" style:justify-single-word="false"/>
      <style:text-properties officeooo:paragraph-rsid="000e0369"/>
    </style:style>
    <style:style style:name="P16" style:family="paragraph" style:parent-style-name="Text_20_body">
      <style:paragraph-properties fo:text-align="start" style:justify-single-word="false"/>
      <style:text-properties officeooo:paragraph-rsid="0009000f"/>
    </style:style>
    <style:style style:name="P17" style:family="paragraph" style:parent-style-name="Text_20_body">
      <style:paragraph-properties fo:text-align="start" style:justify-single-word="false"/>
      <style:text-properties officeooo:paragraph-rsid="0013e7fb"/>
    </style:style>
    <style:style style:name="P18" style:family="paragraph" style:parent-style-name="Text_20_body">
      <style:paragraph-properties fo:text-align="center" style:justify-single-word="false"/>
      <style:text-properties officeooo:paragraph-rsid="000e0369"/>
    </style:style>
    <style:style style:name="P19" style:family="paragraph" style:parent-style-name="Text_20_body">
      <style:paragraph-properties fo:text-align="center" style:justify-single-word="false"/>
      <style:text-properties officeooo:paragraph-rsid="000f44ac"/>
    </style:style>
    <style:style style:name="P20" style:family="paragraph" style:parent-style-name="Text_20_body">
      <style:paragraph-properties fo:text-align="center" style:justify-single-word="false"/>
      <style:text-properties officeooo:paragraph-rsid="0010afac"/>
    </style:style>
    <style:style style:name="P21" style:family="paragraph" style:parent-style-name="Text_20_body">
      <style:paragraph-properties fo:text-align="center" style:justify-single-word="false"/>
      <style:text-properties officeooo:paragraph-rsid="0010d4ec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0a0260" officeooo:paragraph-rsid="000a0260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officeooo:rsid="001064f5" officeooo:paragraph-rsid="001064f5"/>
    </style:style>
    <style:style style:name="P24" style:family="paragraph" style:parent-style-name="Text_20_body" style:list-style-name="L1">
      <style:paragraph-properties fo:text-align="start" style:justify-single-word="false"/>
      <style:text-properties fo:font-size="14pt" fo:font-weight="normal" officeooo:rsid="0009000f" officeooo:paragraph-rsid="0009000f" style:font-size-asian="12.25pt" style:font-weight-asian="normal" style:font-size-complex="14pt" style:font-weight-complex="normal"/>
    </style:style>
    <style:style style:name="T1" style:family="text">
      <style:text-properties officeooo:rsid="0009000f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09000f" style:font-size-asian="12.25pt" style:font-weight-asian="normal" style:font-size-complex="14pt" style:font-weight-complex="normal"/>
    </style:style>
    <style:style style:name="T4" style:family="text">
      <style:text-properties fo:font-size="14pt" fo:font-weight="normal" officeooo:rsid="000930b1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95b7d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9f372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a0260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bab54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df103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e0369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0afac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13e7fb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5d318" style:font-size-asian="12.25pt" style:font-weight-asian="normal" style:font-size-complex="14pt" style:font-weight-complex="normal"/>
    </style:style>
    <style:style style:name="T14" style:family="text">
      <style:text-properties fo:font-size="14pt" style:font-size-asian="12.25pt" style:font-size-complex="14pt"/>
    </style:style>
    <style:style style:name="T15" style:family="text">
      <style:text-properties fo:font-size="14pt" officeooo:rsid="0009f372" style:font-size-asian="12.25pt" style:font-size-complex="14pt"/>
    </style:style>
    <style:style style:name="T16" style:family="text">
      <style:text-properties fo:font-size="14pt" fo:font-weight="bold" officeooo:rsid="0009f372" style:font-size-asian="12.25pt" style:font-weight-asian="bold" style:font-size-complex="14pt" style:font-weight-complex="bold"/>
    </style:style>
    <style:style style:name="T17" style:family="text">
      <style:text-properties fo:font-size="14pt" fo:font-weight="bold" officeooo:rsid="000a0260" style:font-size-asian="12.25pt" style:font-weight-asian="bold" style:font-size-complex="14pt" style:font-weight-complex="bold"/>
    </style:style>
    <style:style style:name="T18" style:family="text">
      <style:text-properties fo:font-size="14pt" fo:font-weight="bold" officeooo:rsid="000e0369" style:font-size-asian="12.25pt" style:font-weight-asian="bold" style:font-size-complex="14pt" style:font-weight-complex="bold"/>
    </style:style>
    <style:style style:name="T19" style:family="text">
      <style:text-properties fo:font-size="14pt" fo:font-weight="bold" officeooo:rsid="000f44ac" style:font-size-asian="12.25pt" style:font-weight-asian="bold" style:font-size-complex="14pt" style:font-weight-complex="bold"/>
    </style:style>
    <style:style style:name="T20" style:family="text">
      <style:text-properties fo:font-size="14pt" fo:font-weight="bold" officeooo:rsid="0010afac" style:font-size-asian="12.25pt" style:font-weight-asian="bold" style:font-size-complex="14pt" style:font-weight-complex="bold"/>
    </style:style>
    <style:style style:name="T21" style:family="text">
      <style:text-properties fo:font-size="14pt" fo:font-weight="bold" officeooo:rsid="0010d4ec" style:font-size-asian="12.25pt" style:font-weight-asian="bold" style:font-size-complex="14pt" style:font-weight-complex="bold"/>
    </style:style>
    <style:style style:name="T22" style:family="text">
      <style:text-properties fo:font-variant="normal" fo:text-transform="none" fo:color="#202122" fo:font-size="14pt" fo:letter-spacing="normal" fo:font-weight="normal" officeooo:rsid="000bab54" style:font-size-asian="12.25pt" style:font-weight-asian="normal" style:font-size-complex="14pt" style:font-weight-complex="normal"/>
    </style:style>
    <style:style style:name="T23" style:family="text">
      <style:text-properties fo:font-variant="normal" fo:text-transform="none" fo:color="#202122" style:font-name="sans-serif" fo:font-size="14pt" fo:letter-spacing="normal" fo:font-style="normal" fo:font-weight="normal" officeooo:rsid="000bab54" style:font-size-asian="12.25pt" style:font-weight-asian="normal" style:font-size-complex="14pt" style:font-weight-complex="normal"/>
    </style:style>
    <style:style style:name="T24" style:family="text">
      <style:text-properties fo:font-variant="normal" fo:text-transform="none" fo:color="#202122" style:font-name="sans-serif" fo:font-size="14pt" fo:letter-spacing="normal" fo:font-style="normal" fo:font-weight="normal" officeooo:rsid="000c0cd7" style:font-size-asian="12.25pt" style:font-weight-asian="normal" style:font-size-complex="14pt" style:font-weight-complex="normal"/>
    </style:style>
    <style:style style:name="T25" style:family="text">
      <style:text-properties fo:font-variant="normal" fo:text-transform="none" fo:color="#202122" style:font-name="sans-serif" fo:font-size="10.5pt" fo:letter-spacing="normal" fo:font-style="normal" fo:font-weight="normal" officeooo:rsid="000bab54" style:font-size-asian="12.25pt" style:font-weight-asian="normal" style:font-size-complex="14pt" style:font-weight-complex="normal"/>
    </style:style>
    <style:style style:name="T26" style:family="text">
      <style:text-properties fo:font-variant="normal" fo:text-transform="none" fo:color="#202122" style:font-name="sans-serif" fo:font-size="10.5pt" fo:letter-spacing="normal" fo:language="en" fo:country="US" fo:font-style="normal" fo:font-weight="normal" officeooo:rsid="000bab54" style:font-size-asian="12.25pt" style:font-weight-asian="normal" style:font-size-complex="14pt" style:font-weight-complex="normal"/>
    </style:style>
    <style:style style:name="T27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officeooo:rsid="000bab54" style:text-blinking="false" fo:background-color="#ffffff" loext:char-shading-value="0" style:font-size-asian="12.25pt" style:font-weight-asian="normal" style:font-size-complex="14pt" style:font-weight-complex="normal"/>
    </style:style>
    <style:style style:name="T28" style:family="text">
      <style:text-properties fo:font-variant="normal" fo:text-transform="none" fo:color="#0645ad" style:text-line-through-style="none" style:text-line-through-type="none" style:font-name="sans-serif" fo:font-size="8.25pt" fo:letter-spacing="normal" fo:font-style="normal" style:text-underline-style="none" fo:font-weight="normal" officeooo:rsid="000bab54" style:text-blinking="false" style:font-size-asian="12.25pt" style:font-weight-asian="normal" style:font-size-complex="14pt" style:font-weight-complex="normal"/>
    </style:style>
    <style:style style:name="T29" style:family="text">
      <style:text-properties officeooo:rsid="0013e7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лайд 1. Тема ВКР</text:p>
      <text:p text:style-name="P1"/>
      <text:p text:style-name="P1"/>
      <text:p text:style-name="P1">Слайд 2. Цель и задачи</text:p>
      <text:p text:style-name="P3">Количество пользователей в интернете растёт с каждым днём, а вместе с этим увеличивается и количество выкладываемых изображений на веб-ресурсах. В большинстве случаев такой контент не проходит должную проверку и в сети появляются материалы деструктивного содержания, которые находятся в открытом доступе. Существующие средства фильтрации криминального материала <text:s/><text:span text:style-name="T1">имеют ряд недостатков:</text:span></text:p>
      <text:list xml:id="list106958818" text:style-name="L1">
        <text:list-item>
          <text:p text:style-name="P24">либо требуют больше аналитиков, которые могут ошибаться в следствии человеческого фактора</text:p>
        </text:list-item>
        <text:list-item>
          <text:p text:style-name="P24">либо имеют ограниченный функционал (проверка URL или ключевых слов)</text:p>
        </text:list-item>
        <text:list-item>
          <text:p text:style-name="P24">или недоступны простым пользователям сети (гос. Средства).</text:p>
        </text:list-item>
      </text:list>
      <text:p text:style-name="P5">Поэтому, в рамках этой работы, была поставлена цель: разработать расширение для браузера, анализирующего посещаемый веб-ресурс на криминальный контент с применением средств машинного обучения и туманных вычислений.</text:p>
      <text:p text:style-name="P5">Для реализации такой системы были выделены следующие задачи:</text:p>
      <text:p text:style-name="P5">1. Обзор моделей машинного обучения</text:p>
      <text:p text:style-name="P16"><text:span text:style-name="T3">2. Обуч</text:span><text:span text:style-name="T12">ение</text:span><text:span text:style-name="T3"> выбранн</text:span><text:span text:style-name="T12">ой</text:span><text:span text:style-name="T3"> модел</text:span><text:span text:style-name="T12">и под задачи данной работы</text:span></text:p>
      <text:p text:style-name="P16"><text:span text:style-name="T3">3. </text:span><text:span text:style-name="T12">Проектирование</text:span><text:span text:style-name="T3"> архитектур</text:span><text:span text:style-name="T12">ы</text:span><text:span text:style-name="T3"> системы</text:span></text:p>
      <text:p text:style-name="P5">4. Исследова<text:span text:style-name="T29">ние</text:span> разработанн<text:span text:style-name="T29">ой</text:span> систем<text:span text:style-name="T29">ы</text:span></text:p>
      <text:p text:style-name="P5"/>
      <text:p text:style-name="P2">Слайд 3. Обзор моделей классификации изображений</text:p>
      <text:p text:style-name="P13"><text:span text:style-name="T5">И</text:span><text:span text:style-name="T3">спользование методов машинного обучени</text:span><text:span text:style-name="T5">я в анализе контента</text:span><text:span text:style-name="T3"> позволяет</text:span><text:span text:style-name="T5"> </text:span><text:span text:style-name="T3">б</text:span><text:span text:style-name="T5">ыстрее</text:span><text:span text:style-name="T3"> и надежн</text:span><text:span text:style-name="T5">ее</text:span><text:span text:style-name="T3"> определять деструктивное содержание на изображениях, </text:span><text:span text:style-name="T5">чем ручной мониторинг ресурсов</text:span><text:span text:style-name="T3">. </text:span></text:p>
      <text:p text:style-name="P6">Существует множество различных видов нейронных сетей, которые ис-</text:p>
      <text:p text:style-name="P13"><text:span text:style-name="T3">пользуются для </text:span><text:span text:style-name="T5">анализа</text:span><text:span text:style-name="T3"> и</text:span><text:span text:style-name="T5">ллюстраций</text:span><text:span text:style-name="T3">, </text:span><text:span text:style-name="T5">но наиболее распространёнными считаются с</text:span><text:span text:style-name="T3">верточные нейронные сети <text:s/>- это тип </text:span><text:span text:style-name="T5">моделей </text:span><text:span text:style-name="T3">для классификации </text:span><text:soft-page-break/><text:span text:style-name="T3">изображений. Они специально разработаны для обработки многомерных данных, таких как изображения.</text:span></text:p>
      <text:p text:style-name="P13"><text:span text:style-name="T3">Среди </text:span><text:span text:style-name="T5">сетей</text:span><text:span text:style-name="T3"> для классификации изображений выделяют 6 самых популярных </text:span><text:span text:style-name="T5">видов</text:span><text:span text:style-name="T3">: EfficientNet, </text:span><text:span text:style-name="T4">VGG16, InseptionV3, ResNet50, MobileNetV2.</text:span></text:p>
      <text:p text:style-name="P13"><text:span text:style-name="T5">Опираясь на результаты сравнения </text:span><text:span text:style-name="T6">этих моделей между собой</text:span><text:span text:style-name="T5">, можно выделить нейронную сеть EfficientNet, </text:span><text:span text:style-name="T6">которая </text:span><text:span text:style-name="T5">облада</text:span><text:span text:style-name="T6">ет</text:span><text:span text:style-name="T5"> самой высокой точностью классификации. </text:span><text:span text:style-name="T6">Именно она была использована в разработке, поскольку в работе показатель точности анализа является главным приоритетом.</text:span></text:p>
      <text:p text:style-name="P7"/>
      <text:p text:style-name="P22"><text:span text:style-name="T15">С</text:span><text:span text:style-name="T14">лайд 4. Обучение модели EfficientNet</text:span></text:p>
      <text:p text:style-name="P9">Чтобы адаптировать выбранную модель под задачи данной работы, был<text:span text:style-name="T29">о принято решение о трансферном обучении. </text:span></text:p>
      <text:p text:style-name="P9">Трансферное обучение - это метод обучения глубоких нейронных сетей, который позволяет использовать знания, полученные при обучении на одной задаче, для решения другой задачи. Вместо обучения сети с нуля на новом наборе данных, трансферное обучение позволяет использовать заранее обученную модель как базовую, затем модифицировать ее для решения новой задачи.</text:p>
      <text:p text:style-name="P17"><text:span text:style-name="T12">В данном случае была использована модель </text:span><text:span text:style-name="T7">EfficientNet </text:span><text:span text:style-name="T13">с весами</text:span><text:span text:style-name="T7">, </text:span><text:span text:style-name="T12">предварительно обученн</text:span><text:span text:style-name="T13">ыми</text:span><text:span text:style-name="T12"> на датасете ImageNet. </text:span><text:span text:style-name="T13">(набор более 14 млн изображений разбитых на более чем 21 тыс. классов).</text:span></text:p>
      <text:p text:style-name="P9"><text:span text:style-name="T29">Затем, для адаптации под задачи поиска негативного материала, </text:span>собран набор данных, включающий изображения деструктивного содержания в категориях: алкоголь, наркотики, порнография, оружие, а также иллюстрации не криминального вида.</text:p>
      <text:p text:style-name="P14"><text:span text:style-name="T12">После, на этом наборе,</text:span><text:span text:style-name="T7"> EfficientNet была натренирована классифицировать изображения </text:span><text:span text:style-name="T8">в пяти</text:span><text:span text:style-name="T7"> </text:span><text:span text:style-name="T8">упомянутых категориях и достигла точности в 92% на проверочных данных.<text:line-break/>Обучение нейронной сети происходило на базе фре</text:span><text:span text:style-name="T9">й</text:span><text:span text:style-name="T8">мворка тензорфлоу с помощью языка программирования Python. и чтобы иметь возможность использовать переобученную модель в браузере, библиотека предоставляет методы импорта данных из исходного формата HDF5 в JSON. </text:span></text:p>
      <text:p text:style-name="P14"><text:span text:style-name="T8">(</text:span><text:span text:style-name="T25">Hierarchical Data Format, HDF</text:span><text:span text:style-name="T22"> </text:span><text:span text:style-name="T25">(Иерархический формат данных) — название формата файлов, разработанного для хранения большого объема цифровой информации. Первоначально был разработан </text:span><text:a xlink:type="simple" xlink:href="https://ru.wikipedia.org/wiki/Национальный_центр_суперкомпьютерных_приложений" text:style-name="Internet_20_link" text:visited-style-name="Visited_20_Internet_20_Link"><text:span text:style-name="T27">Национальным центром суперкомпьютерных приложений</text:span></text:a><text:span text:style-name="T25">, сейчас поддерживается некоммерческой организацией HDF Group.</text:span><text:span text:style-name="T23"> </text:span><text:soft-page-break/><text:span text:style-name="T25">JSON</text:span><text:span text:style-name="T23"> </text:span><text:span text:style-name="T25">(</text:span><text:a xlink:type="simple" xlink:href="https://ru.wikipedia.org/wiki/Английский_язык" text:style-name="Internet_20_link" text:visited-style-name="Visited_20_Internet_20_Link"><text:span text:style-name="T27">англ.</text:span></text:a><text:span text:style-name="T23"> </text:span><text:span text:style-name="T26">JavaScript Object Notation</text:span><text:span text:style-name="T25">, обычно произносится как </text:span><text:a xlink:type="simple" xlink:href="https://ru.wikipedia.org/wiki/Таблица_МФА_для_английского_языка" text:style-name="Internet_20_link" text:visited-style-name="Visited_20_Internet_20_Link">/</text:a><text:a xlink:type="simple" xlink:href="https://ru.wikipedia.org/wiki/Таблица_МФА_для_английского_языка" text:style-name="Internet_20_link" text:visited-style-name="Visited_20_Internet_20_Link">ˈ</text:a><text:a xlink:type="simple" xlink:href="https://ru.wikipedia.org/wiki/Таблица_МФА_для_английского_языка" text:style-name="Internet_20_link" text:visited-style-name="Visited_20_Internet_20_Link">dʒ</text:a><text:a xlink:type="simple" xlink:href="https://ru.wikipedia.org/wiki/Таблица_МФА_для_английского_языка" text:style-name="Internet_20_link" text:visited-style-name="Visited_20_Internet_20_Link">eɪ</text:a><text:a xlink:type="simple" xlink:href="https://ru.wikipedia.org/wiki/Таблица_МФА_для_английского_языка" text:style-name="Internet_20_link" text:visited-style-name="Visited_20_Internet_20_Link">s</text:a><text:a xlink:type="simple" xlink:href="https://ru.wikipedia.org/wiki/Таблица_МФА_для_английского_языка" text:style-name="Internet_20_link" text:visited-style-name="Visited_20_Internet_20_Link">ən</text:a><text:a xlink:type="simple" xlink:href="https://ru.wikipedia.org/wiki/Таблица_МФА_для_английского_языка" text:style-name="Internet_20_link" text:visited-style-name="Visited_20_Internet_20_Link">/</text:a><text:span text:style-name="T23"> </text:span><text:span text:style-name="T25">JAY-sən</text:span><text:bookmark text:name="cite_ref-Pronunciation_3-0"/><text:a xlink:type="simple" xlink:href="https://ru.wikipedia.org/wiki/JSON#cite_note-Pronunciation-3" text:style-name="Internet_20_link" text:visited-style-name="Visited_20_Internet_20_Link"><text:span text:style-name="T28">[3]</text:span></text:a><text:span text:style-name="T25">) — </text:span><text:a xlink:type="simple" xlink:href="https://ru.wikipedia.org/wiki/Текстовый_формат" text:style-name="Internet_20_link" text:visited-style-name="Visited_20_Internet_20_Link"><text:span text:style-name="T27">текстовый формат</text:span></text:a><text:span text:style-name="T23"> </text:span><text:a xlink:type="simple" xlink:href="https://ru.wikipedia.org/wiki/Обмен_данными" text:style-name="Internet_20_link" text:visited-style-name="Visited_20_Internet_20_Link"><text:span text:style-name="T27">обмена данными</text:span></text:a><text:span text:style-name="T25">, основанный на </text:span><text:a xlink:type="simple" xlink:href="https://ru.wikipedia.org/wiki/JavaScript" text:style-name="Internet_20_link" text:visited-style-name="Visited_20_Internet_20_Link"><text:span text:style-name="T27">JavaScript</text:span></text:a><text:span text:style-name="T25">. Как и многие другие текстовые форматы, JSON легко читается людьми. Формат JSON был разработан </text:span><text:a xlink:type="simple" xlink:href="https://ru.wikipedia.org/wiki/Крокфорд,_Дуглас" text:style-name="Internet_20_link" text:visited-style-name="Visited_20_Internet_20_Link"><text:span text:style-name="T27">Дугласом Крокфордом</text:span></text:a><text:bookmark text:name="cite_ref-4"/><text:a xlink:type="simple" xlink:href="https://ru.wikipedia.org/wiki/JSON#cite_note-4" text:style-name="Internet_20_link" text:visited-style-name="Visited_20_Internet_20_Link"><text:span text:style-name="T28">[4]</text:span></text:a><text:span text:style-name="T25">.</text:span><text:span text:style-name="T24">)</text:span></text:p>
      <text:p text:style-name="P18"><text:span text:style-name="T16">С</text:span><text:span text:style-name="T17">лайд </text:span><text:span text:style-name="T18">5</text:span><text:span text:style-name="T17">. </text:span><text:span text:style-name="T18">Архитектура системы</text:span></text:p>
      <text:p text:style-name="P8">Программная реализация расширения подразумевает клиент-серверную</text:p>
      <text:p text:style-name="P8">архитектуру. Всего имеется 3 модуля:</text:p>
      <text:p text:style-name="P15"><text:span text:style-name="T7">1. Расширение: </text:span><text:span text:style-name="T10">оно</text:span><text:span text:style-name="T7"> реализовано как часть браузера и </text:span><text:span text:style-name="T10">имеет </text:span><text:span text:style-name="T7">доступ к загружаемым в браузер страницам. </text:span><text:span text:style-name="T10">Также</text:span><text:span text:style-name="T7"> </text:span><text:span text:style-name="T10">модуль ответственен за</text:span><text:span text:style-name="T7"> </text:span><text:span text:style-name="T10">сбор </text:span><text:span text:style-name="T7">информации о загруженной странице и изображении, с которым произошло вза-</text:span></text:p>
      <text:p text:style-name="P15"><text:span text:style-name="T7">имодействие пользователя. Далее эта информация передаётся сервис-воркеру для последующей обработки. Расширение </text:span><text:span text:style-name="T10">имеет </text:span><text:span text:style-name="T7">интерфейс пользователя, который будет отображать результаты анализа </text:span><text:span text:style-name="T10">иллюстрации</text:span><text:span text:style-name="T7"> на наличие криминального контента.</text:span></text:p>
      <text:p text:style-name="P15"><text:span text:style-name="T7">2. Сервис-воркер: </text:span><text:span text:style-name="T10">он </text:span><text:span text:style-name="T7">предоставля</text:span><text:span text:style-name="T10">ет</text:span><text:span text:style-name="T7"> API </text:span><text:span text:style-name="T10">расширению</text:span><text:span text:style-name="T7"> для связи с сервером </text:span><text:span text:style-name="T10">и управляется событиями расширения</text:span><text:span text:style-name="T7">.</text:span></text:p>
      <text:p text:style-name="P15"><text:span text:style-name="T7">3. Сервер: </text:span><text:span text:style-name="T10">он хранит</text:span><text:span text:style-name="T7"> модели машинного обучения и использ</text:span><text:span text:style-name="T10">ует</text:span><text:span text:style-name="T7"> их при анализе страниц. </text:span><text:span text:style-name="T10">Также на с</text:span><text:span text:style-name="T7">ервер</text:span><text:span text:style-name="T10">е происходит обработка</text:span><text:span text:style-name="T7"> изображени</text:span><text:span text:style-name="T10">я</text:span><text:span text:style-name="T7">, что бы его можно было </text:span><text:span text:style-name="T10">передать на вход нейронной сети.</text:span></text:p>
      <text:p text:style-name="P10"/>
      <text:p text:style-name="P19"><text:span text:style-name="T16">С</text:span><text:span text:style-name="T17">лайд </text:span><text:span text:style-name="T19">6</text:span><text:span text:style-name="T17">. </text:span><text:span text:style-name="T19">Интеграция с облачными технологиями</text:span></text:p>
      <text:p text:style-name="P23"><text:span text:style-name="T10">П</text:span><text:span text:style-name="T2">оскольку выбранная модель машинного обучения EfficientNet обладает большой задержкой в обработке данных, было проведено тестирование разработанного продукта при интеграции с облачными технологиями.</text:span></text:p>
      <text:p text:style-name="P23"><text:span text:style-name="T2">Исследование проводилось на личном компьютере Acer aspire с Озу в 8гб, двух облачных средах Яндекс с озу 12 и 20 </text:span><text:span text:style-name="T11">гб </text:span><text:span text:style-name="T2">соответственно, а также в среде гугл коллаб с графическим процессором. <text:s/>Синим цветом представлено время, затраченное на предобработку изображения перед анализом, а красным указано время, за которое программа классифицирует изображение.</text:span></text:p>
      <text:p text:style-name="P11">Мы видим, что применение облачных сред с большими вычислительными мощностями помогает снизить задержки предсказания в 10 раз, по сравнению с размещением разработанного ПО на персональном компьютере.</text:p>
      <text:p text:style-name="P11"/>
      <text:p text:style-name="P20"><text:span text:style-name="T16">С</text:span><text:span text:style-name="T17">лайд </text:span><text:span text:style-name="T20">7</text:span><text:span text:style-name="T17">. </text:span><text:span text:style-name="T20">Заключение</text:span></text:p>
      <text:p text:style-name="P12"><text:soft-page-break/>Все поставленные задачи были достигнуты:</text:p>
      <text:p text:style-name="P12">Были изучены существующие технологии машинного обучения для анализа и обработки изображений.</text:p>
      <text:p text:style-name="P12">В рамках сравнения нейронных сетей была выбрана модель, обладающая наибольшей точностью предсказаний. </text:p>
      <text:p text:style-name="P12">В процессе работы была разработана архитектура программной системы, включающая расширение для браузера, сервис-воркер и сервер.</text:p>
      <text:p text:style-name="P12">Тестирование показало, что разработанное расширение обладает высокой точностью и эффективностью в обнаружении негативного контента на</text:p>
      <text:p text:style-name="P12">изображениях,а также обладает возможностью делать предсказания менее чем за 2 секунды. </text:p>
      <text:p text:style-name="P12"/>
      <text:p text:style-name="P20"><text:span text:style-name="T16">С</text:span><text:span text:style-name="T17">лайд </text:span><text:span text:style-name="T20">8</text:span><text:span text:style-name="T17">. </text:span><text:span text:style-name="T20">Дальнейшее развитие</text:span></text:p>
      <text:p text:style-name="P12">Существует несколько способов дальнейшего развития разработанного</text:p>
      <text:p text:style-name="P12">расширения для браузера. Некоторые из них включают:</text:p>
      <text:p text:style-name="P12">1. Расширение функциональности: можно добавить дополнительные</text:p>
      <text:p text:style-name="P12">возможности и функции в расширение. Будет полезным внедрить возможности анализа текстового контента и мониторинг нескольких изображений за единицу времени. </text:p>
      <text:p text:style-name="P12">2. Улучшение точности и производительности: работа над оптимизацией моделей машинного обучения и алгоритмов анализа может помочь улучшить точность обнаружения негативного контента и снизить ложные срабатывания. Также можно работать над оптимизацией производительности для ускорения процесса анализа изображений и улучшения отзывчивости расширения.</text:p>
      <text:p text:style-name="P12">3. Расширение может быть адаптировано и расширено для поддержки разных браузеров и платформ.</text:p>
      <text:p text:style-name="P12">4. Оптимизация и улучшение пользовательского интерфейса расширения поможет сделать его более интуитивно понятным и удобным в использовании. </text:p>
      <text:p text:style-name="P12">5. Регулярное обновление моделей машинного обучения и базы данных негативного контента поможет улучшить работу расширения и его способность обнаруживать новые типы негативного содержания.</text:p>
      <text:p text:style-name="P12"/>
      <text:p text:style-name="P21"><text:span text:style-name="T16">С</text:span><text:span text:style-name="T17">лайд </text:span><text:span text:style-name="T21">9</text:span><text:span text:style-name="T17">. </text:span><text:span text:style-name="T21">Апробация</text:span></text:p>
      <text:p text:style-name="P4"><text:soft-page-break/>Исходный код разработанного расширения доступен на гитхаб по ссылке и Qr-коду на слайде. В описании репозитория имеется подробная иснтрукция по установке и запуску программ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1:31:33.677047061</meta:creation-date>
    <dc:date>2023-05-15T13:59:47.821410853</dc:date>
    <meta:editing-duration>PT38M2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5" meta:paragraph-count="54" meta:word-count="939" meta:character-count="7478" meta:non-whitespace-character-count="6584"/>
  </office:meta>
</office:document-meta>
</file>